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535in"/>
    </style:style>
    <style:style style:name="co4" style:family="table-column">
      <style:table-column-properties fo:break-before="auto" style:column-width="0.348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4"/>
    <style:style style:name="ce7" style:family="table-cell" style:parent-style-name="Default" style:data-style-name="N5104"/>
    <style:style style:name="ce8" style:family="table-cell" style:parent-style-name="Default" style:data-style-name="N104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RATT clock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6" table:default-cell-style-name="ce6"/>
        <table:table-column table:style-name="co6" table:number-columns-repeated="1015" table:default-cell-style-name="Default"/>
        <table:table-row table:style-name="ro1">
          <table:table-cell office:value-type="string">
            <text:p>Part name</text:p>
          </table:table-cell>
          <table:table-cell office:value-type="string">
            <text:p>Package</text:p>
          </table:table-cell>
          <table:table-cell office:value-type="string">
            <text:p>Part #</text:p>
          </table:table-cell>
          <table:table-cell office:value-type="string">
            <text:p>Manuf</text:p>
          </table:table-cell>
          <table:table-cell office:value-type="string">
            <text:p>Distributor</text:p>
          </table:table-cell>
          <table:table-cell office:value-type="string">
            <text:p>Qty</text:p>
          </table:table-cell>
          <table:table-cell table:style-name="Default" office:value-type="string">
            <text:p>Cost/100</text:p>
          </table:table-cell>
          <table:table-cell office:value-type="string">
            <text:p>Total</text:p>
          </table:table-cell>
          <table:table-cell table:style-name="Default" office:value-type="string">
            <text:p>DIY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Logic</text:p>
          </table:table-cell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>
            <text:p>Display</text:p>
          </table:table-cell>
          <table:table-cell/>
          <table:table-cell office:value-type="string">
            <text:p>TS12864</text:p>
          </table:table-cell>
          <table:table-cell office:value-type="string">
            <text:p>Techstar LCD</text:p>
          </table:table-cell>
          <table:table-cell office:value-type="string">
            <text:p>Direct!</text:p>
          </table:table-cell>
          <table:table-cell office:value-type="float" office:value="1">
            <text:p>1</text:p>
          </table:table-cell>
          <table:table-cell office:value-type="currency" office:currency="USD" office:value="12">
            <text:p>$12.00</text:p>
          </table:table-cell>
          <table:table-cell table:formula="of:=([.F3]*[.G3])" office:value-type="currency" office:currency="USD" office:value="12">
            <text:p>$12.00</text:p>
          </table:table-cell>
          <table:table-cell office:value-type="currency" office:currency="USD" office:value="25">
            <text:p>$25.00</text:p>
          </table:table-cell>
          <table:table-cell table:number-columns-repeated="1015"/>
        </table:table-row>
        <table:table-row table:style-name="ro1">
          <table:table-cell office:value-type="string">
            <text:p>Microcontroller</text:p>
          </table:table-cell>
          <table:table-cell office:value-type="string">
            <text:p>DIP</text:p>
          </table:table-cell>
          <table:table-cell office:value-type="string">
            <text:p>atmega328p</text:p>
          </table:table-cell>
          <table:table-cell office:value-type="string">
            <text:p>Atmel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currency" office:currency="USD" office:value="2.4">
            <text:p>$2.40</text:p>
          </table:table-cell>
          <table:table-cell table:formula="of:=([.F4]*[.G4])" office:value-type="currency" office:currency="USD" office:value="2.4">
            <text:p>$2.40</text:p>
          </table:table-cell>
          <table:table-cell office:value-type="currency" office:currency="USD" office:value="5">
            <text:p>$5.00</text:p>
          </table:table-cell>
          <table:table-cell office:value-type="string">
            <text:p>bulk order</text:p>
          </table:table-cell>
          <table:table-cell table:number-columns-repeated="1014"/>
        </table:table-row>
        <table:table-row table:style-name="ro1">
          <table:table-cell office:value-type="string">
            <text:p>5V regulator</text:p>
          </table:table-cell>
          <table:table-cell office:value-type="string">
            <text:p>to—92</text:p>
          </table:table-cell>
          <table:table-cell table:style-name="ce5" office:value-type="string">
            <text:p>KA7805</text:p>
          </table:table-cell>
          <table:table-cell office:value-type="string">
            <text:p>Generic</text:p>
          </table:table-cell>
          <table:table-cell office:value-type="string">
            <text:p>Mouser</text:p>
          </table:table-cell>
          <table:table-cell office:value-type="float" office:value="1">
            <text:p>1</text:p>
          </table:table-cell>
          <table:table-cell office:value-type="currency" office:currency="USD" office:value="0.15">
            <text:p>$0.15</text:p>
          </table:table-cell>
          <table:table-cell table:formula="of:=([.F5]*[.G5])" office:value-type="currency" office:currency="USD" office:value="0.15">
            <text:p>$0.15</text:p>
          </table:table-cell>
          <table:table-cell office:value-type="currency" office:currency="USD" office:value="0.5">
            <text:p>$0.50</text:p>
          </table:table-cell>
          <table:table-cell office:value-type="string">
            <text:p>bulk order</text:p>
          </table:table-cell>
          <table:table-cell table:number-columns-repeated="1014"/>
        </table:table-row>
        <table:table-row table:style-name="ro1">
          <table:table-cell office:value-type="string">
            <text:p>Crystal</text:p>
          </table:table-cell>
          <table:table-cell office:value-type="string">
            <text:p>Radial</text:p>
          </table:table-cell>
          <table:table-cell table:style-name="ce5" office:value-type="string">
            <text:p>AB38T-32.768KHZ </text:p>
          </table:table-cell>
          <table:table-cell office:value-type="string">
            <text:p>Abracon</text:p>
          </table:table-cell>
          <table:table-cell office:value-type="string">
            <text:p>Digikey</text:p>
          </table:table-cell>
          <table:table-cell office:value-type="float" office:value="1">
            <text:p>1</text:p>
          </table:table-cell>
          <table:table-cell office:value-type="currency" office:currency="USD" office:value="0.12">
            <text:p>$0.12</text:p>
          </table:table-cell>
          <table:table-cell table:formula="of:=([.F6]*[.G6])" office:value-type="currency" office:currency="USD" office:value="0.12">
            <text:p>$0.12</text:p>
          </table:table-cell>
          <table:table-cell office:value-type="currency" office:currency="USD" office:value="0.5">
            <text:p>$0.50</text:p>
          </table:table-cell>
          <table:table-cell office:value-type="string">
            <text:p>bulk order</text:p>
          </table:table-cell>
          <table:table-cell table:number-columns-repeated="1014"/>
        </table:table-row>
        <table:table-row table:style-name="ro1">
          <table:table-cell office:value-type="string">
            <text:p>DS1307</text:p>
          </table:table-cell>
          <table:table-cell office:value-type="string">
            <text:p>DIP</text:p>
          </table:table-cell>
          <table:table-cell/>
          <table:table-cell office:value-type="string">
            <text:p>maxim</text:p>
          </table:table-cell>
          <table:table-cell office:value-type="string">
            <text:p>http://search.digikey.com/scripts/DkSearch/dksus.dll?Detail&amp;name=DS1307%2B-ND</text:p>
          </table:table-cell>
          <table:table-cell office:value-type="float" office:value="1">
            <text:p>1</text:p>
          </table:table-cell>
          <table:table-cell office:value-type="currency" office:currency="USD" office:value="1.66">
            <text:p>$1.66</text:p>
          </table:table-cell>
          <table:table-cell table:formula="of:=([.F7]*[.G7])" office:value-type="currency" office:currency="USD" office:value="1.66">
            <text:p>$1.66</text:p>
          </table:table-cell>
          <table:table-cell office:value-type="currency" office:currency="USD" office:value="2.5">
            <text:p>$2.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Mech</text:p>
          </table:table-cell>
          <table:table-cell table:style-name="ce1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2" office:value-type="string">
            <text:p>28p socket</text:p>
          </table:table-cell>
          <table:table-cell table:style-name="ce1"/>
          <table:table-cell table:number-columns-repeated="2"/>
          <table:table-cell office:value-type="string">
            <text:p>4ucon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([.F10]*[.G10])" office:value-type="currency" office:currency="USD" office:value="0.1">
            <text:p>$0.10</text:p>
          </table:table-cell>
          <table:table-cell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2.1mm jack</text:p>
          </table:table-cell>
          <table:table-cell office:value-type="string">
            <text:p>THM</text:p>
          </table:table-cell>
          <table:table-cell table:style-name="ce5" office:value-type="string">
            <text:p>CP-202AH-ND </text:p>
          </table:table-cell>
          <table:table-cell office:value-type="string">
            <text:p>CUI</text:p>
          </table:table-cell>
          <table:table-cell office:value-type="string">
            <text:p>4ucon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([.F11]*[.G11])" office:value-type="currency" office:currency="USD" office:value="0.1">
            <text:p>$0.1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RA Buttons</text:p>
          </table:table-cell>
          <table:table-cell office:value-type="string">
            <text:p>Right angle</text:p>
          </table:table-cell>
          <table:table-cell office:value-type="string">
            <text:p>450-1137-ND (or other actuator len)</text:p>
          </table:table-cell>
          <table:table-cell office:value-type="string">
            <text:p>Tyco</text:p>
          </table:table-cell>
          <table:table-cell office:value-type="string">
            <text:p>Digikey</text:p>
          </table:table-cell>
          <table:table-cell office:value-type="float" office:value="3">
            <text:p>3</text:p>
          </table:table-cell>
          <table:table-cell office:value-type="currency" office:currency="USD" office:value="0.2">
            <text:p>$0.20</text:p>
          </table:table-cell>
          <table:table-cell table:formula="of:=([.F12]*[.G12])" office:value-type="currency" office:currency="USD" office:value="0.6">
            <text:p>$0.60</text:p>
          </table:table-cell>
          <table:table-cell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ISP connect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0.05">
            <text:p>$0.05</text:p>
          </table:table-cell>
          <table:table-cell table:formula="of:=([.F13]*[.G13])" office:value-type="currency" office:currency="USD" office:value="0.05">
            <text:p>$0.05</text:p>
          </table:table-cell>
          <table:table-cell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switch</text:p>
          </table:table-cell>
          <table:table-cell office:value-type="string">
            <text:p>Right angle</text:p>
          </table:table-cell>
          <table:table-cell table:style-name="ce4" office:value-type="string">
            <text:p>OS102011MA1QN1 </text:p>
          </table:table-cell>
          <table:table-cell office:value-type="string">
            <text:p>eswitch</text:p>
          </table:table-cell>
          <table:table-cell office:value-type="string">
            <text:p>Mouser</text:p>
          </table:table-cell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table:formula="of:=([.F14]*[.G14])" office:value-type="currency" office:currency="USD" office:value="0.25">
            <text:p>$0.25</text:p>
          </table:table-cell>
          <table:table-cell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10V &amp; 47V caps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currency" office:currency="USD" office:value="0.05">
            <text:p>$0.05</text:p>
          </table:table-cell>
          <table:table-cell table:formula="of:=([.F15]*[.G15])" office:value-type="currency" office:currency="USD" office:value="0.1">
            <text:p>$0.10</text:p>
          </table:table-cell>
          <table:table-cell office:value-type="currency" office:currency="USD" office:value="0.4">
            <text:p>$0.40</text:p>
          </table:table-cell>
          <table:table-cell table:number-columns-repeated="1015"/>
        </table:table-row>
        <table:table-row table:style-name="ro1">
          <table:table-cell office:value-type="string">
            <text:p>cr1220 batt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formula="of:=([.F16]*[.G16])" office:value-type="currency" office:currency="USD" office:value="0.4">
            <text:p>$0.40</text:p>
          </table:table-cell>
          <table:table-cell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office:value-type="string">
            <text:p>battery holder</text:p>
          </table:table-cell>
          <table:table-cell/>
          <table:table-cell table:style-name="ce4"/>
          <table:table-cell table:number-columns-repeated="2"/>
          <table:table-cell office:value-type="float" office:value="1">
            <text:p>1</text:p>
          </table:table-cell>
          <table:table-cell office:value-type="currency" office:currency="USD" office:value="0.2">
            <text:p>$0.20</text:p>
          </table:table-cell>
          <table:table-cell table:formula="of:=([.F17]*[.G17])" office:value-type="currency" office:currency="USD" office:value="0.2">
            <text:p>$0.2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0.1uF caps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currency" office:currency="USD" office:value="0.05">
            <text:p>$0.05</text:p>
          </table:table-cell>
          <table:table-cell table:formula="of:=([.F18]*[.G18])" office:value-type="currency" office:currency="USD" office:value="0.1">
            <text:p>$0.1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Red LED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0.05">
            <text:p>$0.05</text:p>
          </table:table-cell>
          <table:table-cell table:formula="of:=([.F19]*[.G19])" office:value-type="currency" office:currency="USD" office:value="0.05">
            <text:p>$0.05</text:p>
          </table:table-cell>
          <table:table-cell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Piezo</text:p>
          </table:table-cell>
          <table:table-cell office:value-type="string">
            <text:p>piezo 12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table:formula="of:=([.F20]*[.G20])" office:value-type="currency" office:currency="USD" office:value="0.25">
            <text:p>$0.25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1N400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0.02">
            <text:p>$0.02</text:p>
          </table:table-cell>
          <table:table-cell table:formula="of:=([.F21]*[.G21])" office:value-type="currency" office:currency="USD" office:value="0.02">
            <text:p>$0.02</text:p>
          </table:table-cell>
          <table:table-cell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Trimpot</text:p>
          </table:table-cell>
          <table:table-cell/>
          <table:table-cell table:style-name="ce4" office:value-type="string">
            <text:p>DCA14CT-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table:formula="of:=([.F22]*[.G22])" office:value-type="currency" office:currency="USD" office:value="0.25">
            <text:p>$0.25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Header strip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([.F23]*[.G23])" office:value-type="currency" office:currency="USD" office:value="0.1">
            <text:p>$0.1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Female header 20p</text:p>
          </table:table-cell>
          <table:table-cell/>
          <table:table-cell table:style-name="ce4" office:value-type="string">
            <text:p>4ucon 00548 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currency" office:currency="USD" office:value="0.25">
            <text:p>$0.25</text:p>
          </table:table-cell>
          <table:table-cell table:formula="of:=([.F24]*[.G24])" office:value-type="currency" office:currency="USD" office:value="0.25">
            <text:p>$0.25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Resistors</text:p>
          </table:table-cell>
          <table:table-cell/>
          <table:table-cell table:style-name="ce4"/>
          <table:table-cell table:number-columns-repeated="2"/>
          <table:table-cell office:value-type="float" office:value="8">
            <text:p>8</text:p>
          </table:table-cell>
          <table:table-cell office:value-type="currency" office:currency="USD" office:value="0.01">
            <text:p>$0.01</text:p>
          </table:table-cell>
          <table:table-cell table:formula="of:=([.F25]*[.G25])" office:value-type="currency" office:currency="USD" office:value="0.08">
            <text:p>$0.08</text:p>
          </table:table-cell>
          <table:table-cell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nclosure</text:p>
          </table:table-cell>
          <table:table-cell office:value-type="string">
            <text:p>Acrylic</text:p>
          </table:table-cell>
          <table:table-cell table:number-columns-repeated="2"/>
          <table:table-cell office:value-type="string">
            <text:p>McMaster</text:p>
          </table:table-cell>
          <table:table-cell office:value-type="float" office:value="1">
            <text:p>1</text:p>
          </table:table-cell>
          <table:table-cell table:style-name="ce7" office:value-type="currency" office:currency="USD" office:value="2">
            <text:p>$2.00</text:p>
          </table:table-cell>
          <table:table-cell table:formula="of:=([.F27]*[.G27])" office:value-type="currency" office:currency="USD" office:value="2">
            <text:p>$2.00</text:p>
          </table:table-cell>
          <table:table-cell office:value-type="currency" office:currency="USD" office:value="7">
            <text:p>$7.00</text:p>
          </table:table-cell>
          <table:table-cell table:number-columns-repeated="1015"/>
        </table:table-row>
        <table:table-row table:style-name="ro1">
          <table:table-cell office:value-type="string">
            <text:p>Unthreaded 5/16”</text:p>
          </table:table-cell>
          <table:table-cell office:value-type="string">
            <text:p>http://www.mcmaster.com/#94639a708/=5lqq36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currency" office:currency="USD" office:value="0.08">
            <text:p>$0.08</text:p>
          </table:table-cell>
          <table:table-cell table:formula="of:=([.F28]*[.G28])" office:value-type="currency" office:currency="USD" office:value="0.32">
            <text:p>$0.32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Nylon 5/8” screws</text:p>
          </table:table-cell>
          <table:table-cell table:style-name="ce4" office:value-type="string">
            <text:p>93135A112 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currency" office:currency="USD" office:value="0.05">
            <text:p>$0.05</text:p>
          </table:table-cell>
          <table:table-cell table:formula="of:=([.F29]*[.G29])" office:value-type="currency" office:currency="USD" office:value="0.2">
            <text:p>$0.2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nylon 1/2” screws</text:p>
          </table:table-cell>
          <table:table-cell office:value-type="string">
            <text:p>http://www.mcmaster.com/#94735a210/=3lq1bd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currency" office:currency="USD" office:value="0.05">
            <text:p>$0.05</text:p>
          </table:table-cell>
          <table:table-cell table:formula="of:=([.F30]*[.G30])" office:value-type="currency" office:currency="USD" office:value="0.2">
            <text:p>$0.20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Threaded <text:s/>1/2” standoff </text:p>
          </table:table-cell>
          <table:table-cell table:style-name="ce4" office:value-type="string">
            <text:p>3480K-ND</text:p>
          </table:table-cell>
          <table:table-cell table:style-name="ce4" office:value-type="string">
            <text:p><text:a xlink:href="http://www.mcmaster.com/itm/find.ASP?tab=find&amp;context=psrchDtlLink&amp;fasttrack=False&amp;searchstring=93330A435">93330A435</text:a> 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currency" office:currency="USD" office:value="0.15">
            <text:p>$0.15</text:p>
          </table:table-cell>
          <table:table-cell table:formula="of:=([.F31]*[.G31])" office:value-type="currency" office:currency="USD" office:value="0.6">
            <text:p>$0.60</text:p>
          </table:table-cell>
          <table:table-cell office:value-type="currency" office:currency="USD" office:value="1">
            <text:p>$1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>
            <text:p>PCB</text:p>
          </table:table-cell>
          <table:table-cell office:value-type="string">
            <text:p>3.7 x 2.7</text:p>
          </table:table-cell>
          <table:table-cell/>
          <table:table-cell office:value-type="string">
            <text:p>Advanced circuits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3">
            <text:p>$3.00</text:p>
          </table:table-cell>
          <table:table-cell table:formula="of:=([.F34]*[.G34])" office:value-type="currency" office:currency="USD" office:value="3">
            <text:p>$3.00</text:p>
          </table:table-cell>
          <table:table-cell office:value-type="currency" office:currency="USD" office:value="10">
            <text:p>$10.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Power supply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currency" office:currency="USD" office:value="2.75">
            <text:p>$2.75</text:p>
          </table:table-cell>
          <table:table-cell table:formula="of:=([.F36]*[.G36])" office:value-type="currency" office:currency="USD" office:value="2.75">
            <text:p>$2.75</text:p>
          </table:table-cell>
          <table:table-cell office:value-type="currency" office:currency="USD" office:value="6">
            <text:p>$6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5"/>
          <table:table-cell table:style-name="Default"/>
          <table:table-cell table:formula="of:=SUM([.H3:.H36])" office:value-type="currency" office:currency="USD" office:value="28.3">
            <text:p>$28.3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float" office:value="1.66">
            <text:p>1.66</text:p>
          </table:table-cell>
          <table:table-cell table:formula="of:=[.H38]*[.G39]" office:value-type="currency" office:currency="USD" office:value="46.978">
            <text:p>$46.9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float" office:value="1.66">
            <text:p>1.66</text:p>
          </table:table-cell>
          <table:table-cell table:style-name="ce3" table:formula="of:=[.H39]*[.G40]" office:value-type="currency" office:currency="USD" office:value="77.98348">
            <text:p>$77.98</text:p>
          </table:table-cell>
          <table:table-cell table:style-name="ce3" table:formula="of:=SUM([.I3:.I36])" office:value-type="currency" office:currency="USD" office:value="66.7">
            <text:p>$66.70</text:p>
          </table:table-cell>
          <table:table-cell table:number-columns-repeated="1015"/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>
            <text:p>Plastic 1 3/8” screw</text:p>
          </table:table-cell>
          <table:table-cell office:value-type="string">
            <text:p>http://www.mcmaster.com/#97334a118/=5lqn9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currency" office:currency="USD" office:value="0.08">
            <text:p>$0.08</text:p>
          </table:table-cell>
          <table:table-cell table:formula="of:=([.F45]*[.G45])" office:value-type="currency" office:currency="USD" office:value="0.32">
            <text:p>$0.32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Unthreaded 1/2”</text:p>
          </table:table-cell>
          <table:table-cell office:value-type="string">
            <text:p>http://www.mcmaster.com/#94639a714/=5lqp1z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currency" office:currency="USD" office:value="0.08">
            <text:p>$0.08</text:p>
          </table:table-cell>
          <table:table-cell table:formula="of:=([.F46]*[.G46])" office:value-type="currency" office:currency="USD" office:value="0.32">
            <text:p>$0.32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office:value-type="string">
            <text:p>nylon hex nuts</text:p>
          </table:table-cell>
          <table:table-cell office:value-type="string">
            <text:p>http://www.mcmaster.com/#94900a005/=3lq1k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currency" office:currency="USD" office:value="0.06">
            <text:p>$0.06</text:p>
          </table:table-cell>
          <table:table-cell table:formula="of:=([.F47]*[.G47])" office:value-type="currency" office:currency="USD" office:value="0.48">
            <text:p>$0.48</text:p>
          </table:table-cell>
          <table:table-cell office:value-type="currency" office:currency="USD" office:value="0.5">
            <text:p>$0.5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teel 1 3/8” screw</text:p>
          </table:table-cell>
          <table:table-cell table:style-name="ce2" office:value-type="string">
            <text:p>http://www.mcmaster.com/#91772a122/=5lqmjw</text:p>
          </table:table-cell>
          <table:table-cell table:style-name="ce2" table:number-columns-repeated="3"/>
          <table:table-cell table:style-name="ce2" office:value-type="float" office:value="4">
            <text:p>4</text:p>
          </table:table-cell>
          <table:table-cell table:style-name="ce8" office:value-type="currency" office:currency="USD" office:value="0.09">
            <text:p>$0.09</text:p>
          </table:table-cell>
          <table:table-cell table:style-name="ce2" table:formula="of:=([.F48]*[.G48])" office:value-type="currency" office:currency="USD" office:value="0.36">
            <text:p>$0.36</text:p>
          </table:table-cell>
          <table:table-cell table:style-name="ce8"/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0">01/30/2010</text:date>, <text:time>16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Limor Fried</meta:initial-creator>
    <meta:creation-date>2007-01-30T20:41:15</meta:creation-date>
    <dc:date>2010-01-30T16:06:37.86</dc:date>
    <meta:editing-cycles>69</meta:editing-cycles>
    <meta:editing-duration>PT434H45M47S</meta:editing-duration>
    <meta:document-statistic meta:table-count="1" meta:cell-count="227" meta:object-count="0"/>
    <meta:user-defined meta:name="Info 1"/>
    <meta:user-defined meta:name="Info 2"/>
    <meta:user-defined meta:name="Info 3"/>
    <meta:user-defined meta:name="Info 4"/>
  </office:meta>
</office:document-meta>
</file>